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calcext:value-type="string">
            <text:p>dR/dT, Ohm/K</text:p>
          </table:table-cell>
          <table:table-cell table:number-columns-repeated="3"/>
          <table:table-cell office:value-type="string" calcext:value-type="string">
            <text:p>T, K</text:p>
          </table:table-cell>
          <table:table-cell office:value-type="string" calcext:value-type="string">
            <text:p>dR/dQ, Ohm/W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L, mm</text:p>
          </table:table-cell>
          <table:table-cell table:number-columns-repeated="3"/>
          <table:table-cell office:value-type="string" calcext:value-type="string">
            <text:p>r1, um</text:p>
          </table:table-cell>
          <table:table-cell/>
          <table:table-cell office:value-type="string" calcext:value-type="string">
            <text:p>r0, um</text:p>
          </table:table-cell>
          <table:table-cell table:number-columns-repeated="16366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table:formula="of:=((1/[.F2])*(LN([.R2]/[.P2]))/((2*3.1415)*([.L2]/1000))*[.B2])^2" office:value-type="float" office:value="0.00000052853096446954" calcext:value-type="float">
            <text:p>5.28530964469537E-0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.38042" calcext:value-type="float">
            <text:p>5.38042</text:p>
          </table:table-cell>
          <table:table-cell office:value-type="float" office:value="0.0335246" calcext:value-type="float">
            <text:p>0.0335246</text:p>
          </table:table-cell>
          <table:table-cell table:formula="of:=([.I2]/[.F2]*[.G2])^2" office:value-type="float" office:value="0.00000000402180824437" calcext:value-type="float">
            <text:p>4.0218082443713E-09</text:p>
          </table:table-cell>
          <table:table-cell table:formula="of:=-([.A2]*(1/[.F2])*(LN([.R2]/[.P2])))/((2*3.1415)*([.L2]/1000))" office:value-type="float" office:value="0.0101780189150949" calcext:value-type="float">
            <text:p>0.0101780189150949</text:p>
          </table:table-cell>
          <table:table-cell table:formula="of:=([.C2]+[.H2]+[.N2]+[.V2])^(1/2)" office:value-type="float" office:value="0.000731561164255305" calcext:value-type="float">
            <text:p>0.00073156116425530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([.I2]*([.M2]/1000)/([.L2]/1000))^2" office:value-type="float" office:value="0.0000000025898017259" calcext:value-type="float">
            <text:p>2.58980172590073E-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.05" calcext:value-type="float">
            <text:p>0.05</text:p>
          </table:table-cell>
          <table:table-cell table:formula="of:=([.S2]/[.P2])^2+([.R2]*[.Q2]/([.P2]^2))^2" office:value-type="float" office:value="0.00007456" calcext:value-type="float">
            <text:p>0.00007456</text:p>
          </table:table-cell>
          <table:table-cell table:formula="of:=([.A2]/(2*3.1415*[.L2]*0.001*[.F2]*([.P2]/[.R2])))^2" office:value-type="float" office:value="0.00000052524955429117" calcext:value-type="float">
            <text:p>5.25249554291167E-07</text:p>
          </table:table-cell>
          <table:table-cell table:formula="of:=[.$T$2]*[.U2]" office:value-type="float" office:value="0.00000000003916260677" calcext:value-type="float">
            <text:p>3.91626067679494E-11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formula="of:=((1/[.F3])*(LN([.R2]/[.P2]))/((2*3.1415)*([.L2]/1000))*[.B2])^2" office:value-type="float" office:value="0.00000057870049125636" calcext:value-type="float">
            <text:p>5.78700491256362E-07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5.14191" calcext:value-type="float">
            <text:p>5.14191</text:p>
          </table:table-cell>
          <table:table-cell office:value-type="float" office:value="0.0249329" calcext:value-type="float">
            <text:p>0.0249329</text:p>
          </table:table-cell>
          <table:table-cell table:formula="of:=([.I3]/[.F3]*[.G3])^2" office:value-type="float" office:value="0.00000000266689901585" calcext:value-type="float">
            <text:p>2.66689901584965E-09</text:p>
          </table:table-cell>
          <table:table-cell table:formula="of:=-([.A2]*(1/[.F3])*(LN([.R2]/[.P2])))/((2*3.1415)*([.L2]/1000))" office:value-type="float" office:value="0.0106501312802353" calcext:value-type="float">
            <text:p>0.0106501312802353</text:p>
          </table:table-cell>
          <table:table-cell table:formula="of:=([.C3]+[.H3]+[.N3]+[.V3])^(1/2)" office:value-type="float" office:value="0.000764359799245164" calcext:value-type="float">
            <text:p>0.000764359799245164</text:p>
          </table:table-cell>
          <table:table-cell table:number-columns-repeated="3"/>
          <table:table-cell table:formula="of:=([.I3]*([.M2]/1000)/([.L2]/1000))^2" office:value-type="float" office:value="0.00000000283563240716" calcext:value-type="float">
            <text:p>2.83563240715617E-09</text:p>
          </table:table-cell>
          <table:table-cell table:number-columns-repeated="6"/>
          <table:table-cell table:formula="of:=([.A2]/(2*3.1415*[.L2]*0.001*[.F3]*([.P2]/[.R2])))^2" office:value-type="float" office:value="0.00000057510760113281" calcext:value-type="float">
            <text:p>5.75107601132806E-07</text:p>
          </table:table-cell>
          <table:table-cell table:formula="of:=[.$T$2]*[.U3]" office:value-type="float" office:value="0.00000000004288002274" calcext:value-type="float">
            <text:p>4.2880022740462E-11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formula="of:=((1/[.F4])*(LN([.R2]/[.P2]))/((2*3.1415)*([.L2]/1000))*[.B2])^2" office:value-type="float" office:value="0.00000058831989558982" calcext:value-type="float">
            <text:p>5.88319895589822E-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5.0997" calcext:value-type="float">
            <text:p>5.0997</text:p>
          </table:table-cell>
          <table:table-cell office:value-type="float" office:value="0.0358749" calcext:value-type="float">
            <text:p>0.0358749</text:p>
          </table:table-cell>
          <table:table-cell table:formula="of:=([.I4]/[.F4]*[.G4])^2" office:value-type="float" office:value="0.00000000570639391506" calcext:value-type="float">
            <text:p>5.70639391505931E-09</text:p>
          </table:table-cell>
          <table:table-cell table:formula="of:=-([.A2]*(1/[.F4])*(LN([.R2]/[.P2])))/((2*3.1415)*([.L2]/1000))" office:value-type="float" office:value="0.0107382819638714" calcext:value-type="float">
            <text:p>0.0107382819638714</text:p>
          </table:table-cell>
          <table:table-cell table:formula="of:=([.C4]+[.H4]+[.N4]+[.V4])^(1/2)" office:value-type="float" office:value="0.000772627109145082" calcext:value-type="float">
            <text:p>0.000772627109145082</text:p>
          </table:table-cell>
          <table:table-cell table:number-columns-repeated="3"/>
          <table:table-cell table:formula="of:=([.I4]*([.M2]/1000)/([.L2]/1000))^2" office:value-type="float" office:value="0.00000000288276748839" calcext:value-type="float">
            <text:p>2.88276748839013E-09</text:p>
          </table:table-cell>
          <table:table-cell table:number-columns-repeated="6"/>
          <table:table-cell table:formula="of:=([.A2]/(2*3.1415*[.L2]*0.001*[.F4]*([.P2]/[.R2])))^2" office:value-type="float" office:value="0.00000058466728292698" calcext:value-type="float">
            <text:p>5.84667282926979E-07</text:p>
          </table:table-cell>
          <table:table-cell table:formula="of:=[.$T$2]*[.U4]" office:value-type="float" office:value="0.00000000004359279262" calcext:value-type="float">
            <text:p>4.35927926150356E-11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formula="of:=((1/[.F5])*(LN([.R2]/[.P2]))/((2*3.1415)*([.L2]/1000))*[.B2])^2" office:value-type="float" office:value="0.00000063240979947971" calcext:value-type="float">
            <text:p>6.32409799479714E-0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.91872" calcext:value-type="float">
            <text:p>4.91872</text:p>
          </table:table-cell>
          <table:table-cell office:value-type="float" office:value="0.0402521" calcext:value-type="float">
            <text:p>0.0402521</text:p>
          </table:table-cell>
          <table:table-cell table:formula="of:=([.I5]/[.F5]*[.G5])^2" office:value-type="float" office:value="0.00000000830094519226" calcext:value-type="float">
            <text:p>8.3009451922592E-09</text:p>
          </table:table-cell>
          <table:table-cell table:formula="of:=-([.A2]*(1/[.F5])*(LN([.R2]/[.P2])))/((2*3.1415)*([.L2]/1000))" office:value-type="float" office:value="0.0111333876559664" calcext:value-type="float">
            <text:p>0.0111333876559664</text:p>
          </table:table-cell>
          <table:table-cell table:formula="of:=([.C5]+[.H5]+[.N5]+[.V5])^(1/2)" office:value-type="float" office:value="0.000802406637818782" calcext:value-type="float">
            <text:p>0.000802406637818782</text:p>
          </table:table-cell>
          <table:table-cell table:number-columns-repeated="3"/>
          <table:table-cell table:formula="of:=([.I5]*([.M2]/1000)/([.L2]/1000))^2" office:value-type="float" office:value="0.00000000309880801745" calcext:value-type="float">
            <text:p>3.0988080174506E-09</text:p>
          </table:table-cell>
          <table:table-cell table:number-columns-repeated="6"/>
          <table:table-cell table:formula="of:=([.A2]/(2*3.1415*[.L2]*0.001*[.F5]*([.P2]/[.R2])))^2" office:value-type="float" office:value="0.0000006284834525059" calcext:value-type="float">
            <text:p>6.28483452505897E-07</text:p>
          </table:table-cell>
          <table:table-cell table:formula="of:=[.$T$2]*[.U5]" office:value-type="float" office:value="0.00000000004685972622" calcext:value-type="float">
            <text:p>4.68597262188397E-11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formula="of:=((1/[.F6])*(LN([.R2]/[.P2]))/((2*3.1415)*([.L2]/1000))*[.B2])^2" office:value-type="float" office:value="0.00000064975588997714" calcext:value-type="float">
            <text:p>6.49755889977143E-07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4.85262" calcext:value-type="float">
            <text:p>4.85262</text:p>
          </table:table-cell>
          <table:table-cell office:value-type="float" office:value="0.0385157" calcext:value-type="float">
            <text:p>0.0385157</text:p>
          </table:table-cell>
          <table:table-cell table:formula="of:=([.I6]/[.F6]*[.G6])^2" office:value-type="float" office:value="0.00000000802286195076" calcext:value-type="float">
            <text:p>8.02286195076327E-09</text:p>
          </table:table-cell>
          <table:table-cell table:formula="of:=-([.A2]*(1/[.F6])*(LN([.R2]/[.P2])))/((2*3.1415)*([.L2]/1000))" office:value-type="float" office:value="0.0112850411800542" calcext:value-type="float">
            <text:p>0.0112850411800542</text:p>
          </table:table-cell>
          <table:table-cell table:formula="of:=([.C6]+[.H6]+[.N6]+[.V6])^(1/2)" office:value-type="float" office:value="0.000813025645850026" calcext:value-type="float">
            <text:p>0.000813025645850026</text:p>
          </table:table-cell>
          <table:table-cell table:number-columns-repeated="3"/>
          <table:table-cell table:formula="of:=([.I6]*([.M2]/1000)/([.L2]/1000))^2" office:value-type="float" office:value="0.00000000318380386089" calcext:value-type="float">
            <text:p>3.183803860888E-09</text:p>
          </table:table-cell>
          <table:table-cell table:number-columns-repeated="6"/>
          <table:table-cell table:formula="of:=([.A2]/(2*3.1415*[.L2]*0.001*[.F6]*([.P2]/[.R2])))^2" office:value-type="float" office:value="0.00000064572184895749" calcext:value-type="float">
            <text:p>6.45721848957491E-07</text:p>
          </table:table-cell>
          <table:table-cell table:formula="of:=[.$T$2]*[.U6]" office:value-type="float" office:value="0.00000000004814502106" calcext:value-type="float">
            <text:p>4.81450210582705E-11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3:30:22.483679137</meta:creation-date>
    <dc:date>2024-05-03T04:26:04.654351159</dc:date>
    <meta:editing-duration>PT55M42S</meta:editing-duration>
    <meta:editing-cycles>1</meta:editing-cycles>
    <meta:document-statistic meta:table-count="1" meta:cell-count="67" meta:object-count="0"/>
    <meta:generator>LibreOffice/7.4.7.2$Linux_X86_64 LibreOffice_project/40$Build-2</meta:generator>
  </office:meta>
</office:document-meta>
</file>